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style:vertical-align="middle" style:cell-protect="protecte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5"/>
        <table:table-column table:style-name="co3" table:default-cell-style-name="ce3"/>
        <table:table-column table:style-name="co4" table:default-cell-style-name="ce2"/>
        <table:table-column table:style-name="co1" table:number-columns-repeated="2" table:default-cell-style-name="ce2"/>
        <table:table-column table:style-name="co1" table:number-columns-repeated="16376" table:default-cell-style-name="ce1"/>
        <table:table-row table:style-name="ro1">
          <table:table-cell office:value-type="string" table:style-name="ce2">
            <text:p>CÓDIGOARTÍCULO</text:p>
          </table:table-cell>
          <table:table-cell office:value-type="string" table:style-name="ce2">
            <text:p>SECCIÓN</text:p>
          </table:table-cell>
          <table:table-cell office:value-type="string" table:style-name="ce2">
            <text:p>NOMBREARTÍCULO</text:p>
          </table:table-cell>
          <table:table-cell office:value-type="string" table:style-name="ce5">
            <text:p>PRECIO</text:p>
          </table:table-cell>
          <table:table-cell office:value-type="string" table:style-name="ce3">
            <text:p>FECHA</text:p>
          </table:table-cell>
          <table:table-cell office:value-type="string" table:style-name="ce2">
            <text:p>IMPORTADO</text:p>
          </table:table-cell>
          <table:table-cell office:value-type="string" table:style-name="ce2">
            <text:p>PAÍSDEORIGEN</text:p>
          </table:table-cell>
          <table:table-cell office:value-type="string" table:style-name="ce2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2">
            <text:p>DESTORNILLADOR</text:p>
          </table:table-cell>
          <table:table-cell office:value-type="float" office:value="6.6280000000000001" table:style-name="ce6">
            <text:p>6,63<text:s text:c="2"/></text:p>
          </table:table-cell>
          <table:table-cell office:value-type="date" office:date-value="2000-10-22T00:00:00" table:style-name="ce4">
            <text:p>2000/10/22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2">
            <text:p>TRAJE CABALLERO</text:p>
          </table:table-cell>
          <table:table-cell office:value-type="float" office:value="284.57690000000002" table:style-name="ce6">
            <text:p>284,58<text:s text:c="2"/></text:p>
          </table:table-cell>
          <table:table-cell office:value-type="date" office:date-value="2002-03-11T00:00:00" table:style-name="ce4">
            <text:p>2002/03/11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ITALI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2">
            <text:p>COCHE TELEDIRIGIDO</text:p>
          </table:table-cell>
          <table:table-cell office:value-type="float" office:value="159.4462" table:style-name="ce6">
            <text:p>159,45<text:s text:c="2"/></text:p>
          </table:table-cell>
          <table:table-cell office:value-type="date" office:date-value="2002-05-26T00:00:00" table:style-name="ce4">
            <text:p>2002/05/26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MARRUECOS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RAQUETA TENIS</text:p>
          </table:table-cell>
          <table:table-cell office:value-type="float" office:value="93.469399999999993" table:style-name="ce6">
            <text:p>93,47<text:s text:c="2"/></text:p>
          </table:table-cell>
          <table:table-cell office:value-type="date" office:date-value="2000-03-20T00:00:00" table:style-name="ce4">
            <text:p>2000/03/20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US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MANCUERNAS</text:p>
          </table:table-cell>
          <table:table-cell office:value-type="float" office:value="60" table:style-name="ce6">
            <text:p>60,00<text:s text:c="2"/></text:p>
          </table:table-cell>
          <table:table-cell office:value-type="date" office:date-value="2000-09-13T00:00:00" table:style-name="ce4">
            <text:p>2000/09/13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US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2">
            <text:p>SERRUCHO</text:p>
          </table:table-cell>
          <table:table-cell office:value-type="float" office:value="30.204499999999999" table:style-name="ce6">
            <text:p>30,20<text:s text:c="2"/></text:p>
          </table:table-cell>
          <table:table-cell office:value-type="date" office:date-value="2001-03-23T00:00:00" table:style-name="ce4">
            <text:p>2001/03/23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FRANCI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2">
            <text:p>CORREPASILLOS</text:p>
          </table:table-cell>
          <table:table-cell office:value-type="float" office:value="103.3356" table:style-name="ce6">
            <text:p>103,34<text:s text:c="2"/></text:p>
          </table:table-cell>
          <table:table-cell office:value-type="date" office:date-value="2000-04-11T00:00:00" table:style-name="ce4">
            <text:p>2000/04/11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JAPÓN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2">
            <text:p>PANTALÓN SEÑORA</text:p>
          </table:table-cell>
          <table:table-cell office:value-type="float" office:value="174.23099999999999" table:style-name="ce6">
            <text:p>174,23<text:s text:c="2"/></text:p>
          </table:table-cell>
          <table:table-cell office:value-type="date" office:date-value="2000-01-10T00:00:00" table:style-name="ce4">
            <text:p>2000/01/10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MARRUECOS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2">
            <text:p>CONSOLA VIDEO</text:p>
          </table:table-cell>
          <table:table-cell office:value-type="float" office:value="442.5444" table:style-name="ce6">
            <text:p>442,54<text:s text:c="2"/></text:p>
          </table:table-cell>
          <table:table-cell office:value-type="date" office:date-value="2002-09-24T00:00:00" table:style-name="ce4">
            <text:p>2002/09/24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US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2">
            <text:p>TUBOS</text:p>
          </table:table-cell>
          <table:table-cell office:value-type="float" office:value="168.42529999999999" table:style-name="ce6">
            <text:p>168,43<text:s text:c="2"/></text:p>
          </table:table-cell>
          <table:table-cell office:value-type="date" office:date-value="2000-02-04T00:00:00" table:style-name="ce4">
            <text:p>2000/02/04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CHIN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2">
            <text:p>LLAVE INGLESA</text:p>
          </table:table-cell>
          <table:table-cell office:value-type="float" office:value="24.398599999999998" table:style-name="ce6">
            <text:p>24,40<text:s text:c="2"/></text:p>
          </table:table-cell>
          <table:table-cell office:value-type="date" office:date-value="2001-05-23T00:00:00" table:style-name="ce4">
            <text:p>2001/05/23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US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2">
            <text:p>CAMISA CABALLERO</text:p>
          </table:table-cell>
          <table:table-cell office:value-type="float" office:value="67.130600000000001" table:style-name="ce6">
            <text:p>67,13<text:s text:c="2"/></text:p>
          </table:table-cell>
          <table:table-cell office:value-type="date" office:date-value="2002-08-11T00:00:00" table:style-name="ce4">
            <text:p>2002/08/11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2">
            <text:p>TREN ELÉCTRICO</text:p>
          </table:table-cell>
          <table:table-cell office:value-type="float" office:value="1505.3766000000001" table:style-name="ce6">
            <text:p>1.505,38<text:s text:c="2"/></text:p>
          </table:table-cell>
          <table:table-cell office:value-type="date" office:date-value="2001-07-03T00:00:00" table:style-name="ce4">
            <text:p>2001/07/03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JAPÓN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2">
            <text:p>PLATO DECORATIVO</text:p>
          </table:table-cell>
          <table:table-cell office:value-type="float" office:value="54.091099999999997" table:style-name="ce6">
            <text:p>54,09<text:s text:c="2"/></text:p>
          </table:table-cell>
          <table:table-cell office:value-type="date" office:date-value="2000-06-07T00:00:00" table:style-name="ce4">
            <text:p>2000/06/07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CHIN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2">
            <text:p>ALICATES</text:p>
          </table:table-cell>
          <table:table-cell office:value-type="float" office:value="6.7362000000000002" table:style-name="ce6">
            <text:p>6,74<text:s text:c="2"/></text:p>
          </table:table-cell>
          <table:table-cell office:value-type="date" office:date-value="2000-04-17T00:00:00" table:style-name="ce4">
            <text:p>2000/04/17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ITALIA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2">
            <text:p>MUÑECA ANDADORA</text:p>
          </table:table-cell>
          <table:table-cell office:value-type="float" office:value="105.05929999999999" table:style-name="ce6">
            <text:p>105,06<text:s text:c="2"/></text:p>
          </table:table-cell>
          <table:table-cell office:value-type="date" office:date-value="2001-01-04T00:00:00" table:style-name="ce4">
            <text:p>2001/01/04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PISTOLA OLÍMPICA</text:p>
          </table:table-cell>
          <table:table-cell office:value-type="float" office:value="46.734699999999997" table:style-name="ce6">
            <text:p>46,73<text:s text:c="2"/></text:p>
          </table:table-cell>
          <table:table-cell office:value-type="date" office:date-value="2001-02-02T00:00:00" table:style-name="ce4">
            <text:p>2001/02/02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2">
            <text:p>BLUSA SRA.</text:p>
          </table:table-cell>
          <table:table-cell office:value-type="float" office:value="101.0566" table:style-name="ce6">
            <text:p>101,06<text:s text:c="2"/></text:p>
          </table:table-cell>
          <table:table-cell office:value-type="date" office:date-value="2000-03-18T00:00:00" table:style-name="ce4">
            <text:p>2000/03/18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2">
            <text:p>JUEGO DE TE</text:p>
          </table:table-cell>
          <table:table-cell office:value-type="float" office:value="43.272799999999997" table:style-name="ce6">
            <text:p>43,27<text:s text:c="2"/></text:p>
          </table:table-cell>
          <table:table-cell office:value-type="date" office:date-value="2001-01-15T00:00:00" table:style-name="ce4">
            <text:p>2001/01/15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2">
            <text:p>CENICERO</text:p>
          </table:table-cell>
          <table:table-cell office:value-type="float" office:value="19.7468" table:style-name="ce6">
            <text:p>19,75<text:s text:c="2"/></text:p>
          </table:table-cell>
          <table:table-cell office:value-type="date" office:date-value="2001-07-02T00:00:00" table:style-name="ce4">
            <text:p>2001/07/02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2">
            <text:p>MARTILLO</text:p>
          </table:table-cell>
          <table:table-cell office:value-type="float" office:value="11.395200000000001" table:style-name="ce6">
            <text:p>11,40<text:s text:c="2"/></text:p>
          </table:table-cell>
          <table:table-cell office:value-type="date" office:date-value="2001-09-04T00:00:00" table:style-name="ce4">
            <text:p>2001/09/04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2">
            <text:p>CAZADORA PIEL</text:p>
          </table:table-cell>
          <table:table-cell office:value-type="float" office:value="522.69299999999998" table:style-name="ce6">
            <text:p>522,69<text:s text:c="2"/></text:p>
          </table:table-cell>
          <table:table-cell office:value-type="date" office:date-value="2001-07-10T00:00:00" table:style-name="ce4">
            <text:p>2001/07/10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BALÓN RUGBY</text:p>
          </table:table-cell>
          <table:table-cell office:value-type="float" office:value="111.64400000000001" table:style-name="ce6">
            <text:p>111,64<text:s text:c="2"/></text:p>
          </table:table-cell>
          <table:table-cell office:value-type="date" office:date-value="2000-11-11T00:00:00" table:style-name="ce4">
            <text:p>2000/11/11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BALÓN BALONCESTO</text:p>
          </table:table-cell>
          <table:table-cell office:value-type="float" office:value="75.273099999999999" table:style-name="ce6">
            <text:p>75,27<text:s text:c="2"/></text:p>
          </table:table-cell>
          <table:table-cell office:value-type="date" office:date-value="2001-06-25T00:00:00" table:style-name="ce4">
            <text:p>2001/06/25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2">
            <text:p>FUERTE DE SOLDADOS</text:p>
          </table:table-cell>
          <table:table-cell office:value-type="float" office:value="143.702" table:style-name="ce6">
            <text:p>143,70<text:s text:c="2"/></text:p>
          </table:table-cell>
          <table:table-cell office:value-type="date" office:date-value="2000-11-25T00:00:00" table:style-name="ce4">
            <text:p>2000/11/25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2">
            <text:p>ABRIGO CABALLERO</text:p>
          </table:table-cell>
          <table:table-cell office:value-type="float" office:value="500000" table:style-name="ce6">
            <text:p>500.000,00<text:s text:c="2"/></text:p>
          </table:table-cell>
          <table:table-cell office:value-type="date" office:date-value="2002-04-05T00:00:00" table:style-name="ce4">
            <text:p>2002/04/05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BALÓN FÚTBOL</text:p>
          </table:table-cell>
          <table:table-cell office:value-type="float" office:value="43.914700000000003" table:style-name="ce6">
            <text:p>43,91<text:s text:c="2"/></text:p>
          </table:table-cell>
          <table:table-cell office:value-type="date" office:date-value="2002-07-04T00:00:00" table:style-name="ce4">
            <text:p>2002/07/04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2">
            <text:p>ABRIGO SRA</text:p>
          </table:table-cell>
          <table:table-cell office:value-type="float" office:value="360.0736" table:style-name="ce6">
            <text:p>360,07<text:s text:c="2"/></text:p>
          </table:table-cell>
          <table:table-cell office:value-type="date" office:date-value="2001-05-03T00:00:00" table:style-name="ce4">
            <text:p>2001/05/03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2">
            <text:p>DESTORNILLADOR</text:p>
          </table:table-cell>
          <table:table-cell office:value-type="float" office:value="9.0584000000000007" table:style-name="ce6">
            <text:p>9,06<text:s text:c="2"/></text:p>
          </table:table-cell>
          <table:table-cell office:value-type="date" office:date-value="2002-02-20T00:00:00" table:style-name="ce4">
            <text:p>2002/02/20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2">
            <text:p>PISTOLA CON SONIDOS</text:p>
          </table:table-cell>
          <table:table-cell office:value-type="float" office:value="57.25" table:style-name="ce6">
            <text:p>57,25<text:s text:c="2"/></text:p>
          </table:table-cell>
          <table:table-cell office:value-type="date" office:date-value="2001-04-15T00:00:00" table:style-name="ce4">
            <text:p>2001/04/15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CRONÓMETRO</text:p>
          </table:table-cell>
          <table:table-cell office:value-type="float" office:value="439.1764" table:style-name="ce6">
            <text:p>439,18<text:s text:c="2"/></text:p>
          </table:table-cell>
          <table:table-cell office:value-type="date" office:date-value="2002-01-03T00:00:00" table:style-name="ce4">
            <text:p>2002/01/03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2">
            <text:p>MACETA</text:p>
          </table:table-cell>
          <table:table-cell office:value-type="float" office:value="29.043399999999998" table:style-name="ce6">
            <text:p>29,04<text:s text:c="2"/></text:p>
          </table:table-cell>
          <table:table-cell office:value-type="date" office:date-value="2000-02-23T00:00:00" table:style-name="ce4">
            <text:p>2000/02/23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2">
            <text:p>PIE DE LÁMPARA</text:p>
          </table:table-cell>
          <table:table-cell office:value-type="float" office:value="39.760599999999997" table:style-name="ce6">
            <text:p>39,76<text:s text:c="2"/></text:p>
          </table:table-cell>
          <table:table-cell office:value-type="date" office:date-value="2001-05-27T00:00:00" table:style-name="ce4">
            <text:p>2001/05/27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2">
            <text:p>LIMA GRANDE</text:p>
          </table:table-cell>
          <table:table-cell office:value-type="float" office:value="22.069199999999999" table:style-name="ce6">
            <text:p>22,07<text:s text:c="2"/></text:p>
          </table:table-cell>
          <table:table-cell office:value-type="date" office:date-value="2002-08-10T00:00:00" table:style-name="ce4">
            <text:p>2002/08/10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2">
            <text:p>JUEGO DE BROCAS</text:p>
          </table:table-cell>
          <table:table-cell office:value-type="float" office:value="15.095000000000001" table:style-name="ce6">
            <text:p>15,10<text:s text:c="2"/></text:p>
          </table:table-cell>
          <table:table-cell office:value-type="date" office:date-value="2002-07-04T00:00:00" table:style-name="ce4">
            <text:p>2002/07/04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2">
            <text:p>CINTURÓN DE PIEL</text:p>
          </table:table-cell>
          <table:table-cell office:value-type="float" office:value="4.3273000000000001" table:style-name="ce6">
            <text:p>4,33<text:s text:c="2"/></text:p>
          </table:table-cell>
          <table:table-cell office:value-type="date" office:date-value="2002-05-12T00:00:00" table:style-name="ce4">
            <text:p>2002/05/12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CAÑA DE PESCA</text:p>
          </table:table-cell>
          <table:table-cell office:value-type="float" office:value="270" table:style-name="ce6">
            <text:p>270,00<text:s text:c="2"/></text:p>
          </table:table-cell>
          <table:table-cell office:value-type="date" office:date-value="2000-02-14T00:00:00" table:style-name="ce4">
            <text:p>2000/02/14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2">
            <text:p>JARRA CHINA</text:p>
          </table:table-cell>
          <table:table-cell office:value-type="float" office:value="127.7704" table:style-name="ce6">
            <text:p>127,77<text:s text:c="2"/></text:p>
          </table:table-cell>
          <table:table-cell office:value-type="date" office:date-value="2002-09-02T00:00:00" table:style-name="ce4">
            <text:p>2002/09/02</text:p>
          </table:table-cell>
          <table:table-cell office:value-type="boolean" office:boolean-value="true" table:style-name="ce2">
            <text:p>VERDADERO</text:p>
          </table:table-cell>
          <table:table-cell office:value-type="string" table:style-name="ce2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BOTA ALPINISMO</text:p>
          </table:table-cell>
          <table:table-cell office:value-type="float" office:value="144" table:style-name="ce6">
            <text:p>144,00<text:s text:c="2"/></text:p>
          </table:table-cell>
          <table:table-cell office:value-type="date" office:date-value="2002-05-05T00:00:00" table:style-name="ce4">
            <text:p>2002/05/05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2">
            <text:p>PALAS DE PING PONG</text:p>
          </table:table-cell>
          <table:table-cell office:value-type="float" office:value="21.6" table:style-name="ce6">
            <text:p>21,60<text:s text:c="2"/></text:p>
          </table:table-cell>
          <table:table-cell office:value-type="date" office:date-value="2002-02-02T00:00:00" table:style-name="ce4">
            <text:p>2002/02/02</text:p>
          </table:table-cell>
          <table:table-cell office:value-type="boolean" office:boolean-value="false" table:style-name="ce2">
            <text:p>FALSO</text:p>
          </table:table-cell>
          <table:table-cell office:value-type="string" table:style-name="ce2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">
      <number:number number:decimal-places="2" number:min-integer-digits="1" number:grouping="true"/>
      <number:text> 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Mario García Lucas</meta:initial-creator>
    <dc:creator>Mario García Lucas</dc:creator>
    <meta:creation-date>2018-09-09T16:15:49Z</meta:creation-date>
    <dc:date>2018-09-18T11:02:25Z</dc:date>
  </office:meta>
</office:document-meta>
</file>